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0.6cm"/>
    </style:style>
    <style:style style:name="Table2.B" style:family="table-column">
      <style:table-column-properties style:column-width="10.989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0.794cm"/>
    </style:style>
    <style:style style:name="Table6.B" style:family="table-column">
      <style:table-column-properties style:column-width="10.795cm"/>
    </style:style>
    <style:style style:name="Table6.C" style:family="table-column">
      <style:table-column-properties style:column-width="2.408cm"/>
    </style:style>
    <style:style style:name="Table6.D" style:family="table-column">
      <style:table-column-properties style:column-width="2.5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8.25cm" style:rel-column-width="32767*"/>
    </style:style>
    <style:style style:name="Table5.B" style:family="table-column">
      <style:table-column-properties style:column-width="8.251cm" style:rel-column-width="32768*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paragraph-properties fo:text-align="end" style:justify-single-word="false" fo:orphans="0" fo:widows="0" style:text-autospace="none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weight="bold" officeooo:paragraph-rsid="00304209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c648f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1f0b14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00130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1d6c5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officeooo:paragraph-rsid="0022e13f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5705c" officeooo:paragraph-rsid="0025705c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7f9e1" officeooo:paragraph-rsid="0027f9e1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/>
      <style:text-properties fo:font-weight="normal" officeooo:rsid="0027f9e1" officeooo:paragraph-rsid="002d1b45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7f9e1" officeooo:paragraph-rsid="002d1b4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5705c" officeooo:paragraph-rsid="002af6de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5705c" officeooo:paragraph-rsid="002c668d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af6de" officeooo:paragraph-rsid="002af6de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fo:font-weight="normal" officeooo:rsid="002c668d" officeooo:paragraph-rsid="002c668d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.953cm" style:auto-text-indent="false" style:text-autospace="none" style:writing-mode="lr-tb"/>
      <style:text-properties officeooo:paragraph-rsid="002c668d"/>
    </style:style>
    <style:style style:name="P20" style:family="paragraph" style:parent-style-name="ConsPlusNonformat">
      <style:paragraph-properties fo:text-align="justify" style:justify-single-word="false"/>
      <style:text-properties officeooo:paragraph-rsid="0022e13f"/>
    </style:style>
    <style:style style:name="P21" style:family="paragraph" style:parent-style-name="ConsPlusNonformat">
      <style:paragraph-properties fo:text-align="justify" style:justify-single-word="false"/>
      <style:text-properties officeooo:paragraph-rsid="00245003"/>
    </style:style>
    <style:style style:name="P22" style:family="paragraph" style:parent-style-name="ConsPlusNonformat">
      <style:paragraph-properties fo:text-align="justify" style:justify-single-word="false"/>
      <style:text-properties officeooo:paragraph-rsid="002c668d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writing-mode="lr-tb"/>
      <style:text-properties fo:font-weight="normal" officeooo:rsid="0025705c" officeooo:paragraph-rsid="0025705c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writing-mode="lr-tb"/>
      <style:text-properties fo:font-weight="normal" officeooo:rsid="002d1b45" officeooo:paragraph-rsid="002c668d" style:font-weight-asian="normal" style:font-weight-complex="normal"/>
    </style:style>
    <style:style style:name="P25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af6de" officeooo:paragraph-rsid="002af6de" style:font-weight-asian="normal" style:font-weight-complex="normal"/>
    </style:style>
    <style:style style:name="P26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normal" officeooo:rsid="0025705c" officeooo:paragraph-rsid="0025705c" style:font-weight-asian="normal" style:font-weight-complex="normal"/>
    </style:style>
    <style:style style:name="P27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bold" officeooo:rsid="0025705c" officeooo:paragraph-rsid="0025705c" style:font-weight-asian="bold" style:font-weight-complex="bold"/>
    </style:style>
    <style:style style:name="P28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style:text-autospace="none" style:writing-mode="lr-tb"/>
      <style:text-properties fo:font-weight="bold" officeooo:rsid="0025705c" officeooo:paragraph-rsid="002af6de" style:font-weight-asian="bold" style:font-weight-complex="bold"/>
    </style:style>
    <style:style style:name="P29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fo:break-before="page" style:text-autospace="none" style:writing-mode="lr-tb"/>
      <style:text-properties fo:font-weight="bold" officeooo:paragraph-rsid="0025705c" style:font-weight-asian="bold" style:font-weight-complex="bold"/>
    </style:style>
    <style:style style:name="P30" style:family="paragraph" style:parent-style-name="Standard" style:master-page-name="">
      <style:paragraph-properties fo:margin-left="0cm" fo:margin-right="0cm" fo:text-align="center" style:justify-single-word="false" fo:orphans="0" fo:widows="0" fo:text-indent="0cm" style:auto-text-indent="false" style:page-number="auto" fo:break-before="page" style:text-autospace="none" style:writing-mode="lr-tb"/>
      <style:text-properties fo:font-weight="bold" officeooo:paragraph-rsid="002af6d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266869" officeooo:paragraph-rsid="00266869"/>
    </style:style>
    <style:style style:name="P32" style:family="paragraph" style:parent-style-name="Table_20_Contents">
      <style:paragraph-properties fo:text-align="center" style:justify-single-word="false"/>
      <style:text-properties officeooo:rsid="00266869" officeooo:paragraph-rsid="002c668d"/>
    </style:style>
    <style:style style:name="P33" style:family="paragraph" style:parent-style-name="Table_20_Contents">
      <style:paragraph-properties fo:text-align="center" style:justify-single-word="false"/>
      <style:text-properties officeooo:rsid="002754f3" officeooo:paragraph-rsid="002754f3"/>
    </style:style>
    <style:style style:name="P34" style:family="paragraph" style:parent-style-name="Table_20_Contents">
      <style:paragraph-properties fo:text-align="center" style:justify-single-word="false"/>
      <style:text-properties officeooo:rsid="002754f3" officeooo:paragraph-rsid="002c668d"/>
    </style:style>
    <style:style style:name="P35" style:family="paragraph" style:parent-style-name="Table_20_Contents">
      <style:paragraph-properties fo:text-align="end" style:justify-single-word="false"/>
      <style:text-properties officeooo:rsid="0027f9e1" officeooo:paragraph-rsid="0027f9e1"/>
    </style:style>
    <style:style style:name="P36" style:family="paragraph" style:parent-style-name="Table_20_Contents">
      <style:paragraph-properties fo:text-align="end" style:justify-single-word="false"/>
      <style:text-properties officeooo:rsid="0027f9e1" officeooo:paragraph-rsid="002c668d"/>
    </style:style>
    <style:style style:name="P37" style:family="paragraph" style:parent-style-name="Table_20_Contents">
      <style:paragraph-properties fo:text-align="end" style:justify-single-word="false"/>
      <style:text-properties officeooo:rsid="0027f9e1" officeooo:paragraph-rsid="002d1b45"/>
    </style:style>
    <style:style style:name="P38" style:family="paragraph" style:parent-style-name="Table_20_Contents">
      <style:paragraph-properties fo:text-align="justify" style:justify-single-word="false"/>
      <style:text-properties officeooo:rsid="0027f9e1" officeooo:paragraph-rsid="0027f9e1"/>
    </style:style>
    <style:style style:name="P39" style:family="paragraph" style:parent-style-name="Table_20_Contents">
      <style:paragraph-properties fo:text-align="justify" style:justify-single-word="false"/>
      <style:text-properties officeooo:rsid="0027f9e1" officeooo:paragraph-rsid="002c668d"/>
    </style:style>
    <style:style style:name="P40" style:family="paragraph" style:parent-style-name="Table_20_Contents">
      <style:paragraph-properties fo:text-align="center" style:justify-single-word="false"/>
      <style:text-properties officeooo:rsid="0027f9e1" officeooo:paragraph-rsid="0027f9e1"/>
    </style:style>
    <style:style style:name="P41" style:family="paragraph" style:parent-style-name="Table_20_Contents">
      <style:paragraph-properties fo:text-align="center" style:justify-single-word="false"/>
      <style:text-properties officeooo:rsid="0027f9e1" officeooo:paragraph-rsid="002c668d"/>
    </style:style>
    <style:style style:name="P42" style:family="paragraph" style:parent-style-name="Table_20_Contents">
      <style:paragraph-properties fo:text-align="center" style:justify-single-word="false"/>
      <style:text-properties officeooo:rsid="002c668d" officeooo:paragraph-rsid="002c668d"/>
    </style:style>
    <style:style style:name="P43" style:family="paragraph" style:parent-style-name="Table_20_Contents">
      <style:paragraph-properties fo:text-align="center" style:justify-single-word="false"/>
      <style:text-properties officeooo:rsid="002d1b45" officeooo:paragraph-rsid="002d1b45"/>
    </style:style>
    <style:style style:name="P44" style:family="paragraph" style:parent-style-name="Table_20_Contents">
      <style:paragraph-properties fo:text-align="end" style:justify-single-word="false"/>
      <style:text-properties officeooo:rsid="002d1b45" officeooo:paragraph-rsid="002d1b45"/>
    </style:style>
    <style:style style:name="P45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weight="bold" style:font-weight-asian="bold" style:font-weight-complex="bold"/>
    </style:style>
    <style:style style:name="T1" style:family="text">
      <style:text-properties fo:font-style="italic" officeooo:rsid="001c648f" style:font-style-asian="italic" style:font-style-complex="italic"/>
    </style:style>
    <style:style style:name="T2" style:family="text">
      <style:text-properties officeooo:rsid="001c648f"/>
    </style:style>
    <style:style style:name="T3" style:family="text">
      <style:text-properties officeooo:rsid="001f0b14"/>
    </style:style>
    <style:style style:name="T4" style:family="text">
      <style:text-properties officeooo:rsid="00200130"/>
    </style:style>
    <style:style style:name="T5" style:family="text">
      <style:text-properties officeooo:rsid="0021d6c5"/>
    </style:style>
    <style:style style:name="T6" style:family="text">
      <style:text-properties officeooo:rsid="0022e13f"/>
    </style:style>
    <style:style style:name="T7" style:family="text">
      <style:text-properties officeooo:rsid="00245003"/>
    </style:style>
    <style:style style:name="T8" style:family="text">
      <style:text-properties officeooo:rsid="0024c14f"/>
    </style:style>
    <style:style style:name="T9" style:family="text">
      <style:text-properties officeooo:rsid="0025705c"/>
    </style:style>
    <style:style style:name="T10" style:family="text">
      <style:text-properties officeooo:rsid="0027f9e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9bbae"/>
    </style:style>
    <style:style style:name="T13" style:family="text">
      <style:text-properties officeooo:rsid="002af6de"/>
    </style:style>
    <style:style style:name="T14" style:family="text">
      <style:text-properties officeooo:rsid="002c668d"/>
    </style:style>
    <style:style style:name="T15" style:family="text">
      <style:text-properties officeooo:rsid="002d1b45"/>
    </style:style>
    <style:style style:name="T16" style:family="text">
      <style:text-properties officeooo:rsid="002e7d81"/>
    </style:style>
    <style:style style:name="T17" style:family="text">
      <style:text-properties officeooo:rsid="003226fd"/>
    </style:style>
    <style:style style:name="T18" style:family="text">
      <style:text-properties officeooo:rsid="00323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ДОГОВОР</text:p>
      <text:p text:style-name="P4">ВОЗМЕЗДНОГО ОКАЗАНИЯ УСЛУГ <text:span text:style-name="T8">№ ___</text:span></text:p>
      <text:p text:style-name="P5"/>
      <text:p text:style-name="P3">"__" ________ ____ г.<text:line-break/></text:p>
      <text:p text:style-name="P5">______________, именуем___ в дальнейшем "Заказчик", с одной стороны, и <text:span text:style-name="T2">ИП Рыбалко Р.В.,</text:span> именуем<text:span text:style-name="T2">ый</text:span> в дальнейшем "Исполнитель", с другой стороны, именуемые вместе "Стороны", а по отдельности "Сторона", заключили настоящий договор (далее - Договор) о нижеследующем.</text:p>
      <text:p text:style-name="P5"/>
      <text:p text:style-name="P1">1. ПРЕДМЕТ ДОГОВОРА</text:p>
      <text:p text:style-name="P5"/>
      <text:p text:style-name="P5">1.1. Исполнитель обязуется оказать Заказчику услуги (далее - Услуги), поименованные в Перечне оказываемых услуг, являющемся неотъемлемой частью Договора (Приложение № 1), а Заказчик обязуется оплатить эти Услуги.</text:p>
      <text:p text:style-name="P6">1.2. Исполнитель <text:span text:style-name="T2">вправе привлекать к оказанию Услуг третьих лиц без предварительного получения на то согласия Заказчика</text:span><text:span text:style-name="T1">.</text:span></text:p>
      <text:p text:style-name="P5"><text:bookmark text:name="Par19"/>1.3. Сроки оказания Услуг определены в Перечне оказываемых услуг (Приложение № 1).</text:p>
      <text:p text:style-name="P5"/>
      <text:p text:style-name="P1">2. ПОРЯДОК СДАЧИ И ПРИЕМКИ УСЛУГ</text:p>
      <text:p text:style-name="P5"/>
      <text:p text:style-name="P5">2.1. По факту оказания Услуг Исполнитель представляет Заказчику на подписание Акт сдачи-приемки оказанных услуг <text:span text:style-name="T18">или УПД (Универсальный Передаточный Документ)</text:span>.</text:p>
      <text:p text:style-name="P5">2.2. В течение <text:span text:style-name="T4">5 рабочих</text:span> дней после получения Акта сдачи-приемки оказанных услуг Заказчик обязан подписать его и направить один экземпляр Исполнителю, либо, при наличии недостатков, представить Исполнителю мотивированный отказ от его подписания.</text:p>
      <text:p text:style-name="P5">2.3. В случае наличия недостатков Исполнитель обязуется устранить их в течение <text:span text:style-name="T4">5 рабочих</text:span> дней со дня получения соответствующих претензий Заказчика.</text:p>
      <text:p text:style-name="P5">2.4. Услуги считаются оказанными с момента подписания Сторонами Акта сдачи-приемки оказанных услуг.</text:p>
      <text:p text:style-name="P2"/>
      <text:p text:style-name="P1">3. ЦЕНА И ПОРЯДОК РАСЧЕТОВ</text:p>
      <text:p text:style-name="P5"/>
      <text:p text:style-name="P6">3.1. Общая стоимость Услуг <text:span text:style-name="T2">указана в в Перечне оказываемых услуг (Приложение № 1).</text:span></text:p>
      <text:p text:style-name="P6"><text:bookmark text:name="Par31"/>3.2. Заказчик оплачивает Услуги в<text:span text:style-name="T2"> течение 5 рабочих дней после подписания Сторонами Акта сдачи-приемки оказанных Услуг.</text:span></text:p>
      <text:p text:style-name="P5">3.3. Все расчеты по Договору производятся в безналичном порядке путем перечисления денежных средств на указанный Исполнителем расчетный счет. Обязательства Заказчика по оплате считаются исполненными на дату зачисления денежных средств на корреспондентский счет банка Исполнителя.</text:p>
      <text:p text:style-name="P5"/>
      <text:p text:style-name="P1">4. ОТВЕТСТВЕННОСТЬ СТОРОН</text:p>
      <text:p text:style-name="P5"/>
      <text:p text:style-name="P7">4.1. За <text:span text:style-name="T3">не</text:span>оказани<text:span text:style-name="T3">е</text:span> Услуг <text:span text:style-name="T3">в должном объеме (п. 1.1 Договора)</text:span> Заказчик вправе <text:span text:style-name="T3">удержать часть оплаты </text:span>в размере стоимости неоказанных Услуг.</text:p>
      <text:p text:style-name="P5">4.2. За нарушение сроков оплаты (п. 3.2 Договора) Исполнитель вправе требовать с Заказчика уплаты неустойки (пени) в размере <text:span text:style-name="T2">2</text:span> процентов от неуплаченной суммы за каждый день просрочки.</text:p>
      <text:p text:style-name="P7">4.3. Сторона, не исполнившая или ненадлежащим образом исполнившая <text:soft-page-break/>обязательства по Договору, обязана возместить другой Стороне <text:span text:style-name="T3">только предусмотренные Договором неустойки.</text:span></text:p>
      <text:p text:style-name="P5">4.4. Во всех других случаях неисполнения обязательств по Договору Стороны несут ответственность в соответствии с действующим законодательством РФ.</text:p>
      <text:p text:style-name="P5"/>
      <text:p text:style-name="P1">5. ФОРС-МАЖОР</text:p>
      <text:p text:style-name="P5"/>
      <text:p text:style-name="P7">5.1. Стороны освобождаются от ответственности за неисполнение или ненадлежащее исполнение обязательств по Договору, если надлежащее исполнение оказалось невозможным вследствие непреодолимой силы, то есть чрезвычайных и непредотвратимых при данных условиях обстоятельств, под которыми понимаются <text:span text:style-name="T3">запретные действия властей, гражданские волнения, эпидемии, блокада, эмбарго, землетрясения, наводнения, пожары или другие стихийные бедствия.</text:span></text:p>
      <text:p text:style-name="P5">5.2. В случае наступления этих обстоятельств Сторона обязана в течение <text:span text:style-name="T3">7</text:span> дней уведомить об этом другую Сторону.</text:p>
      <text:p text:style-name="P5">5.4. Если обстоятельства непреодолимой силы продолжают действовать более <text:span text:style-name="T4">7 дней</text:span>, то каждая Сторона вправе расторгнуть Договор в одностороннем порядке.</text:p>
      <text:p text:style-name="P5"/>
      <text:p text:style-name="P1">6. СРОК ДЕЙСТВИЯ, ИЗМЕНЕНИЕ</text:p>
      <text:p text:style-name="P1">И ДОСРОЧНОЕ РАСТОРЖЕНИЕ ДОГОВОРА</text:p>
      <text:p text:style-name="P5"/>
      <text:p text:style-name="P8">6.<text:span text:style-name="T4">1</text:span>. Договор действует в течение <text:span text:style-name="T13">3 месяцев</text:span> с даты его заключения.</text:p>
      <text:p text:style-name="P5">6.<text:span text:style-name="T4">2</text:span>. Все изменения и дополнения к Договору действительны, если совершены в <text:span text:style-name="T3">электронной</text:span> форме и подписаны обеими Сторонами. Соответствующие дополнительные соглашения Сторон являются неотъемлемой частью Договора.</text:p>
      <text:p text:style-name="P5">6.<text:span text:style-name="T4">3</text:span>. Договор может быть досрочно расторгнут по соглашению Сторон, либо по требованию одной из Сторон в порядке и по основаниям, предусмотренным действующим законодательством РФ.</text:p>
      <text:p text:style-name="P5"/>
      <text:p text:style-name="P1">7. РАЗРЕШЕНИЕ СПОРОВ</text:p>
      <text:p text:style-name="P5"/>
      <text:p text:style-name="P5"><text:bookmark text:name="Par64"/>7.1. Все споры, связанные с заключением, толкованием, исполнением и расторжением Договора, будут разрешаться Сторонами путем переговоров.</text:p>
      <text:p text:style-name="P10">7.2. В случае недостижения соглашения в ходе переговоров, указанных в п. 7.1 Договора, заинтересованная Сторона направляет подписанную претензию в <text:span text:style-name="T4">электронной</text:span> форме. Претензия должна быть направлена с использованием <text:span text:style-name="T6">защищенных </text:span>средств связи, обеспечивающих фиксирование ее отправления и получения <text:span text:style-name="T6">(ЭДО).</text:span></text:p>
      <text:p text:style-name="P5">7.3. К претензии должны быть приложены документы, обосновывающие предъявленные заинтересованной Стороной требования.</text:p>
      <text:p text:style-name="P5"><text:bookmark text:name="Par67"/>7.4. Сторона, которой направлена претензия, обязана рассмотреть полученную претензию и о результатах уведомить в <text:span text:style-name="T4">электронной</text:span> форме заинтересованную Сторону в течение <text:span text:style-name="T4">10</text:span> (<text:span text:style-name="T4">десяти</text:span>) рабочих дней со дня получения претензии.</text:p>
      <text:p text:style-name="P5">7.5. В случае неурегулирования разногласий в претензионном порядке, а также в случае неполучения ответа на претензию в течение срока, указанного в п. 7.4 Договора, спор передается в арбитражный суд по месту нахождения ответчика в соответствии с действующим законодательством РФ.</text:p>
      <text:p text:style-name="P5"/>
      <text:p text:style-name="P1">8. ЗАКЛЮЧИТЕЛЬНЫЕ ПОЛОЖЕНИЯ</text:p>
      <text:p text:style-name="P5"/>
      <text:p text:style-name="P5">8.1. Договор вступает в силу с момента его подписания Сторонами.</text:p>
      <text:p text:style-name="P9">8.2. Договор <text:span text:style-name="T5">и сопутствующие документы (акты сдачи-приемки оказанных услуг, УПД, дополнительные соглашения)</text:span> составл<text:span text:style-name="T4">яются в</text:span> <text:span text:style-name="T4">электронной форме (ЭДО)</text:span>.</text:p>
      <text:p text:style-name="P5"><text:soft-page-break/>8.3. К Договору прилагаются:</text:p>
      <text:p text:style-name="P5">- Перечень оказываемых услуг (Приложение № 1);</text:p>
      <text:p text:style-name="P9">- <text:span text:style-name="T5">Образец дополнительного соглашения (Приложение № 2)</text:span>.</text:p>
      <text:p text:style-name="P5"/>
      <text:p text:style-name="P5">8.4. <text:span text:style-name="T6">Р</text:span>еквизиты Сторон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0">Заказчик</text:p>
            <text:p text:style-name="P20"/>
            <text:p text:style-name="P20">Наименование: ______________________</text:p>
            <text:p text:style-name="P20">ОГРН _______________________________</text:p>
            <text:p text:style-name="P20">ИНН ________________________________</text:p>
            <text:p text:style-name="P20">Р/с ________________________________</text:p>
            <text:p text:style-name="P20">БИК ________________________________</text:p>
          </table:table-cell>
          <table:table-cell office:value-type="string">
            <text:p text:style-name="P20">Исполнитель</text:p>
            <text:p text:style-name="P20"/>
            <text:p text:style-name="P20">Наименование: <text:span text:style-name="T7">ИП Рыбалко Р.В.</text:span></text:p>
            <text:p text:style-name="P21">ОГРН <text:span text:style-name="T7">312502433100033</text:span></text:p>
            <text:p text:style-name="P21">ИНН <text:span text:style-name="T7">502480148682</text:span></text:p>
            <text:p text:style-name="P21">Р/с <text:span text:style-name="T7">40802810300020000746</text:span></text:p>
            <text:p text:style-name="P21">БИК <text:span text:style-name="T7">044525201</text:span></text:p>
          </table:table-cell>
        </table:table-row>
      </table:table>
      <text:p text:style-name="P5"/>
      <text:p text:style-name="P29"><text:span text:style-name="T9">ПРИЛОЖЕНИЕ</text:span> № 1</text:p>
      <text:p text:style-name="P27">К ДОГОВОРУ ВОЗМЕЗДНОГО ОКАЗАНИЯ УСЛУГ</text:p>
      <text:p text:style-name="P27">№ ___ ОТ "__" ________ ____ г.</text:p>
      <text:p text:style-name="P11"/>
      <text:p text:style-name="P26">ПЕРЕЧЕНЬ ОКАЗЫВАЕМЫХ УСЛУГ</text:p>
      <text:p text:style-name="P11"/>
      <text:p text:style-name="P12">Отчетный период: 31 день.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>№</text:p>
          </table:table-cell>
          <table:table-cell table:style-name="Table2.A1" office:value-type="string">
            <text:p text:style-name="P31"><text:span text:style-name="T14">Описание</text:span> <text:span text:style-name="T12">операции</text:span></text:p>
          </table:table-cell>
          <table:table-cell table:style-name="Table2.A1" office:value-type="string">
            <text:p text:style-name="P33">Период <text:span text:style-name="T10">между операциями</text:span></text:p>
          </table:table-cell>
          <table:table-cell table:style-name="Table2.D1" office:value-type="string">
            <text:p text:style-name="P31">Количество <text:span text:style-name="T10">за отчетный период</text:span></text:p>
          </table:table-cell>
        </table:table-row>
        <table:table-row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8">Открыть страницу http://webmonit.ru/</text:p>
          </table:table-cell>
          <table:table-cell table:style-name="Table2.A2" office:value-type="string">
            <text:p text:style-name="P35">15 мин.</text:p>
          </table:table-cell>
          <table:table-cell table:style-name="Table2.D2" office:value-type="string">
            <text:p text:style-name="P35">2976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8">Ввести значение «test» в поле формы «Сайт»</text:p>
          </table:table-cell>
          <table:table-cell table:style-name="Table2.A2" office:value-type="string">
            <text:p text:style-name="P35">15 мин.</text:p>
          </table:table-cell>
          <table:table-cell table:style-name="Table2.D2" office:value-type="string">
            <text:p text:style-name="P35">2976</text:p>
          </table:table-cell>
        </table:table-row>
        <table:table-row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8">Нажать кнопку «Подать заявку»</text:p>
          </table:table-cell>
          <table:table-cell table:style-name="Table2.A2" office:value-type="string">
            <text:p text:style-name="P35">15 мин.</text:p>
          </table:table-cell>
          <table:table-cell table:style-name="Table2.D2" office:value-type="string">
            <text:p text:style-name="P35">2976</text:p>
          </table:table-cell>
        </table:table-row>
        <table:table-row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8">Проверить наличие строки «Заявка принята» на странице</text:p>
          </table:table-cell>
          <table:table-cell table:style-name="Table2.A2" office:value-type="string">
            <text:p text:style-name="P35">15 мин.</text:p>
          </table:table-cell>
          <table:table-cell table:style-name="Table2.D2" office:value-type="string">
            <text:p text:style-name="P35">2976</text:p>
          </table:table-cell>
        </table:table-row>
        <table:table-row>
          <table:table-cell table:style-name="Table2.A2" table:number-columns-spanned="3" office:value-type="string">
            <text:p text:style-name="P35"><text:span text:style-name="T11">Итог</text:span>:</text:p>
          </table:table-cell>
          <table:covered-table-cell/>
          <table:covered-table-cell/>
          <table:table-cell table:style-name="Table2.D2" office:value-type="string">
            <text:p text:style-name="P35">11904</text:p>
          </table:table-cell>
        </table:table-row>
      </table:table>
      <text:p text:style-name="P23"/>
      <text:p text:style-name="P12">Стоимость операции: 1 руб.</text:p>
      <text:p text:style-name="P12">Стоимость услуг за отчетный период: 11904 руб.</text:p>
      <text:p text:style-name="P12"/>
      <text:p text:style-name="P30"><text:span text:style-name="T9">ПРИЛОЖЕНИЕ</text:span> № <text:span text:style-name="T17">2</text:span></text:p>
      <text:p text:style-name="P28">К ДОГОВОРУ ВОЗМЕЗДНОГО ОКАЗАНИЯ УСЛУГ</text:p>
      <text:p text:style-name="P28">№ ___ ОТ "__" ________ ____ г.</text:p>
      <text:p text:style-name="P15"/>
      <text:p text:style-name="P25">ДОПОЛНИТЕЛЬНОЕ СОГЛАШЕНИЕ № ___ ОТ "__" ________ ____ г.</text:p>
      <text:p text:style-name="P25">К ДОГОВОРУ ВОЗМЕЗДНОГО ОКАЗАНИЯ УСЛУГ № ___ ОТ "__" ________ ____ г.</text:p>
      <text:p text:style-name="P17"/>
      <text:p text:style-name="P18">______________, именуем___ в дальнейшем "Заказчик", с одной стороны, и ИП Рыбалко Р.В., именуемый в дальнейшем "Исполнитель", с другой стороны, именуемые вместе "Стороны", а по отдельности "Сторона", заключили к Договору об оказании услуг <text:span text:style-name="T13">№ ___ </text:span>от<text:span text:style-name="T13"> "__" ________ ____ г. </text:span>(далее - Договор) настоящее Дополнительное соглашение о нижеследующем:</text:p>
      <text:p text:style-name="P18"/>
      <text:p text:style-name="P18">1. <text:s/>Внести изменения в Приложение № 1 (Перечень оказываемых услуг) к Договору, изложив его в следующей редакции:</text:p>
      <text:p text:style-name="P16"/>
      <text:p text:style-name="P14">Отчетный период: 31 день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2">№</text:p>
          </table:table-cell>
          <table:table-cell table:style-name="Table6.A1" office:value-type="string">
            <text:p text:style-name="P32"><text:span text:style-name="T14">Описание</text:span> <text:span text:style-name="T12">операции</text:span></text:p>
          </table:table-cell>
          <table:table-cell table:style-name="Table6.A1" office:value-type="string">
            <text:p text:style-name="P34">Период <text:span text:style-name="T10">между операциями</text:span></text:p>
          </table:table-cell>
          <table:table-cell table:style-name="Table6.D1" office:value-type="string">
            <text:p text:style-name="P43">Количество за отчетный период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9">Открыть страницу http://<text:span text:style-name="T16">профвебтест.рф</text:span>/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1">2</text:p>
          </table:table-cell>
          <table:table-cell table:style-name="Table6.A2" office:value-type="string">
            <text:p text:style-name="P39">Ввести значение «test» в поле формы «Сайт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1">3</text:p>
          </table:table-cell>
          <table:table-cell table:style-name="Table6.A2" office:value-type="string">
            <text:p text:style-name="P39">Нажать кнопку «Подать заявку» <text:span text:style-name="T16">(отправки формы быть не должно)</text:span>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4</text:p>
          </table:table-cell>
          <table:table-cell table:style-name="Table6.A2" office:value-type="string">
            <text:p text:style-name="P39">Ввести значение «test <text:span text:style-name="T14">2</text:span>» в поле формы «<text:span text:style-name="T14">E-Mail</text:span>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5</text:p>
          </table:table-cell>
          <table:table-cell table:style-name="Table6.A2" office:value-type="string">
            <text:p text:style-name="P39">Нажать кнопку «Подать заявку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6</text:p>
          </table:table-cell>
          <table:table-cell table:style-name="Table6.A2" office:value-type="string">
            <text:p text:style-name="P39">Ввести значение «test <text:span text:style-name="T14">3</text:span>» в поле формы «<text:span text:style-name="T14">Телефон</text:span>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7</text:p>
          </table:table-cell>
          <table:table-cell table:style-name="Table6.A2" office:value-type="string">
            <text:p text:style-name="P39">Нажать кнопку «Подать заявку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8</text:p>
          </table:table-cell>
          <table:table-cell table:style-name="Table6.A2" office:value-type="string">
            <text:p text:style-name="P39">Ввести значение «test <text:span text:style-name="T14">4</text:span>» в поле формы «<text:span text:style-name="T14">Имя</text:span>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9</text:p>
          </table:table-cell>
          <table:table-cell table:style-name="Table6.A2" office:value-type="string">
            <text:p text:style-name="P39">Нажать кнопку «Подать заявку»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office:value-type="string">
            <text:p text:style-name="P42">10</text:p>
          </table:table-cell>
          <table:table-cell table:style-name="Table6.A2" office:value-type="string">
            <text:p text:style-name="P39">Проверить наличие строки «Заявка принята» на странице</text:p>
          </table:table-cell>
          <table:table-cell table:style-name="Table6.A2" office:value-type="string">
            <text:p text:style-name="P36">15 мин.</text:p>
          </table:table-cell>
          <table:table-cell table:style-name="Table6.D2" office:value-type="string">
            <text:p text:style-name="P37">2976</text:p>
          </table:table-cell>
        </table:table-row>
        <table:table-row>
          <table:table-cell table:style-name="Table6.A2" table:number-columns-spanned="3" office:value-type="string">
            <text:p text:style-name="P37"><text:span text:style-name="T11">Итог</text:span>:</text:p>
          </table:table-cell>
          <table:covered-table-cell/>
          <table:covered-table-cell/>
          <table:table-cell table:style-name="Table6.D2" office:value-type="string">
            <text:p text:style-name="P44">29760</text:p>
          </table:table-cell>
        </table:table-row>
      </table:table>
      <text:p text:style-name="P24"/>
      <text:p text:style-name="P13">Стоимость операции: 1 руб.</text:p>
      <text:p text:style-name="P14">Стоимость услуг за отчетный период: <text:span text:style-name="T15">29760</text:span> руб.</text:p>
      <text:p text:style-name="P14"/>
      <text:p text:style-name="P18"><text:span text:style-name="T15">3</text:span>. Настоящее Дополнительное соглашение распространяется на услуги, оказанные Исполнителем в соответствии с Договором, начиная с "__" ________ ____ г.</text:p>
      <text:p text:style-name="P18"><text:span text:style-name="T15">4</text:span>. Настоящее Дополнительное соглашение является неотъемлемой частью Договора.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2">Заказчик</text:p>
            <text:p text:style-name="P22"/>
            <text:p text:style-name="P22">Наименование: ______________________</text:p>
            <text:p text:style-name="P22">ОГРН _______________________________</text:p>
            <text:p text:style-name="P22">ИНН ________________________________</text:p>
            <text:p text:style-name="P22">Р/с ________________________________</text:p>
            <text:p text:style-name="P22">БИК ________________________________</text:p>
          </table:table-cell>
          <table:table-cell office:value-type="string">
            <text:p text:style-name="P22">Исполнитель</text:p>
            <text:p text:style-name="P22"/>
            <text:p text:style-name="P22">Наименование: <text:span text:style-name="T7">ИП Рыбалко Р.В.</text:span></text:p>
            <text:p text:style-name="P22">ОГРН <text:span text:style-name="T7">312502433100033</text:span></text:p>
            <text:p text:style-name="P22">ИНН <text:span text:style-name="T7">502480148682</text:span></text:p>
            <text:p text:style-name="P22">Р/с <text:span text:style-name="T7">40802810300020000746</text:span></text:p>
            <text:p text:style-name="P22">БИК <text:span text:style-name="T7">044525201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v.baldin</meta:initial-creator>
    <meta:creation-date>2015-05-15T11:15:00</meta:creation-date>
    <dc:date>2016-03-15T13:00:21.058256552</dc:date>
    <meta:editing-cycles>15</meta:editing-cycles>
    <meta:editing-duration>P2171DT12H54M16S</meta:editing-duration>
    <meta:generator>LibreOffice/4.2.8.2$Linux_X86_64 LibreOffice_project/420m0$Build-2</meta:generator>
    <meta:document-statistic meta:table-count="4" meta:image-count="0" meta:object-count="0" meta:page-count="5" meta:paragraph-count="155" meta:word-count="1072" meta:character-count="7979" meta:non-whitespace-character-count="7060"/>
  </office:meta>
</office:document-meta>
</file>